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7b2fb" officeooo:paragraph-rsid="0047b2fb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7b2fb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f53bf" officeooo:paragraph-rsid="004f53b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d03af" officeooo:paragraph-rsid="0050f7b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963d1" officeooo:paragraph-rsid="0050f7b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4963d1" officeooo:paragraph-rsid="004963d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50f7b0" officeooo:paragraph-rsid="0050f7b0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50f7b0" officeooo:paragraph-rsid="0054e966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1" officeooo:paragraph-rsid="0050f7b0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5b180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5b180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5b180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f53bf" officeooo:paragraph-rsid="004f53bf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4f53bf" officeooo:paragraph-rsid="004f53bf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4f53bf" officeooo:paragraph-rsid="004f53bf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7b2fb" officeooo:paragraph-rsid="0047b2fb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47b2fb" officeooo:paragraph-rsid="004f53bf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8f95a" officeooo:paragraph-rsid="0048f95a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963d1" officeooo:paragraph-rsid="004963d1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50f7b0" officeooo:paragraph-rsid="0050f7b0" style:font-size-asian="12pt" style:font-weight-asian="normal" style:font-size-complex="12pt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50f7b0" officeooo:paragraph-rsid="0050f7b0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4d03af" officeooo:paragraph-rsid="004d03af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4d03af" officeooo:paragraph-rsid="004d03af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4b5712" officeooo:paragraph-rsid="004b5712" style:font-size-asian="12pt" style:font-weight-asian="normal" style:font-size-complex="12pt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4dd137" officeooo:paragraph-rsid="004dd137" style:font-size-asian="12pt" style:font-weight-asian="normal" style:font-size-complex="12pt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4d80b3" officeooo:paragraph-rsid="004d80b3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DejaVu Sans Condensed1" officeooo:paragraph-rsid="0047b2fb"/>
    </style:style>
    <style:style style:name="P28" style:family="paragraph" style:parent-style-name="Standard" style:list-style-name="L3">
      <style:paragraph-properties fo:text-align="start" style:justify-single-word="false"/>
      <style:text-properties style:font-name="DejaVu Sans Condensed1" officeooo:paragraph-rsid="0050f7b0"/>
    </style:style>
    <style:style style:name="P29" style:family="paragraph" style:parent-style-name="Standard" style:list-style-name="L5">
      <style:paragraph-properties fo:text-align="start" style:justify-single-word="false"/>
      <style:text-properties style:font-name="DejaVu Sans Condensed1" officeooo:paragraph-rsid="004963d1"/>
    </style:style>
    <style:style style:name="P30" style:family="paragraph" style:parent-style-name="Standard" style:list-style-name="L5">
      <style:paragraph-properties fo:text-align="start" style:justify-single-word="false"/>
      <style:text-properties style:font-name="DejaVu Sans Condensed1" officeooo:paragraph-rsid="004d03af"/>
    </style:style>
    <style:style style:name="P31" style:family="paragraph" style:parent-style-name="Standard" style:list-style-name="L6">
      <style:paragraph-properties fo:text-align="start" style:justify-single-word="false"/>
      <style:text-properties style:font-name="DejaVu Sans Condensed1" officeooo:paragraph-rsid="004963d1"/>
    </style:style>
    <style:style style:name="P32" style:family="paragraph" style:parent-style-name="Standard" style:list-style-name="L6">
      <style:paragraph-properties fo:text-align="start" style:justify-single-word="false"/>
      <style:text-properties style:font-name="DejaVu Sans Condensed1" officeooo:paragraph-rsid="005aac6a"/>
    </style:style>
    <style:style style:name="P33" style:family="paragraph" style:parent-style-name="Standard" style:list-style-name="L2">
      <style:paragraph-properties fo:text-align="start" style:justify-single-word="false"/>
      <style:text-properties officeooo:paragraph-rsid="0048f95a"/>
    </style:style>
    <style:style style:name="T1" style:family="text">
      <style:text-properties style:font-name="DejaVu Sans Condensed1" fo:font-size="12pt" fo:font-weight="normal" officeooo:rsid="0048f95a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50f7b0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bold" officeooo:rsid="002fddd4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458b01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455015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47b2fb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48f95a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582387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58b1c2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d80b3" style:font-weight-asian="bold" style:font-weight-complex="bold"/>
    </style:style>
    <style:style style:name="T12" style:family="text">
      <style:text-properties fo:font-weight="bold" officeooo:rsid="005cd04c" style:font-weight-asian="bold" style:font-weight-complex="bold"/>
    </style:style>
    <style:style style:name="T13" style:family="text">
      <style:text-properties officeooo:rsid="004d80b3"/>
    </style:style>
    <style:style style:name="T14" style:family="text">
      <style:text-properties officeooo:rsid="004f53bf"/>
    </style:style>
    <style:style style:name="T15" style:family="text">
      <style:text-properties officeooo:rsid="0050f7b0"/>
    </style:style>
    <style:style style:name="T16" style:family="text">
      <style:text-properties officeooo:rsid="0047b2fb"/>
    </style:style>
    <style:style style:name="T17" style:family="text">
      <style:text-properties fo:font-size="12pt" fo:font-weight="bold" officeooo:rsid="0047b2fb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4963d1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50f7b0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5ba1c9" style:font-size-asian="12pt" style:font-weight-asian="bold" style:font-size-complex="12pt" style:font-weight-complex="bold"/>
    </style:style>
    <style:style style:name="T21" style:family="text">
      <style:text-properties fo:font-size="12pt" fo:font-weight="normal" officeooo:rsid="0047b2fb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50f7b0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48f95a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4963d1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4d03af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4dd137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4d80b3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5ba1c9" style:font-size-asian="12pt" style:font-weight-asian="normal" style:font-size-complex="12pt" style:font-weight-complex="normal"/>
    </style:style>
    <style:style style:name="T29" style:family="text">
      <style:text-properties officeooo:rsid="0054e966"/>
    </style:style>
    <style:style style:name="T30" style:family="text">
      <style:text-properties style:font-name="DejaVu Sans Condensed" officeooo:rsid="0054e966" style:font-name-asian="DejaVu Sans Condensed" style:font-name-complex="DejaVu Sans Condensed"/>
    </style:style>
    <style:style style:name="T31" style:family="text">
      <style:text-properties officeooo:rsid="0035db3e"/>
    </style:style>
    <style:style style:name="T32" style:family="text">
      <style:text-properties officeooo:rsid="005cd04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0">1<text:span text:style-name="T31">xx</text:span> - Controls</text:p>
          </table:table-cell>
          <table:table-cell table:style-name="Table1.B1" office:value-type="string">
            <text:p text:style-name="P11">2xx - Ground</text:p>
          </table:table-cell>
          <table:table-cell table:style-name="Table1.C1" office:value-type="string">
            <text:p text:style-name="P11">3xx - Flight</text:p>
          </table:table-cell>
          <table:table-cell table:style-name="Table1.B1" office:value-type="string">
            <text:p text:style-name="P11">4xx - A2A</text:p>
          </table:table-cell>
          <table:table-cell table:style-name="Table1.B1" office:value-type="string">
            <text:p text:style-name="P11">5xx - A2G</text:p>
          </table:table-cell>
          <table:table-cell table:style-name="Table1.F1" office:value-type="string">
            <text:p text:style-name="P11">6xx - Misc</text:p>
          </table:table-cell>
        </table:table-row>
      </table:table>
      <text:p text:style-name="P12"><text:span text:style-name="T4">3</text:span><text:span text:style-name="T8">0</text:span><text:span text:style-name="T9">4</text:span><text:span text:style-name="T3"> - </text:span><text:span text:style-name="T5">Flight - </text:span><text:span text:style-name="T6">Carrier</text:span><text:span text:style-name="T3"> Landing</text:span></text:p>
      <text:p text:style-name="P2"/>
      <text:p text:style-name="P3">All carrier landings:</text:p>
      <text:list text:style-name="L1">
        <text:list-item>
          <text:p text:style-name="P13">Set TACAN to carrier frequency so you can monitor direction and distance to carrier.</text:p>
        </text:list-item>
      </text:list>
      <text:p text:style-name="P1"/>
      <text:p text:style-name="P9"><text:span text:style-name="T17">Case I </text:span><text:span text:style-name="T18">recovery -- </text:span><text:span text:style-name="T17">VFR conditions: &gt; 3000 ft ceiling </text:span><text:span text:style-name="T19">and</text:span><text:span text:style-name="T17"> &gt; 5 nmi visibility</text:span></text:p>
      <text:list text:style-name="L2">
        <text:list-item>
          <text:p text:style-name="P16">Within 50 miles of the carrier, call "<text:span text:style-name="T10">Inbound</text:span>" on radio. <text:s/>Carrier will respond with weather, altimeter setting, and BRC, ending with "Report see me at 10".</text:p>
        </text:list-item>
        <text:list-item>
          <text:p text:style-name="P27"><text:span text:style-name="T21">Fly directly to the carrier and enter the </text:span><text:span text:style-name="T22">marshal stack</text:span><text:span text:style-name="T21">. <text:s/>Be at </text:span><text:span text:style-name="T22">correct</text:span><text:span text:style-name="T21"> altitude by 10 nmi.</text:span></text:p>
          <text:list>
            <text:list-item>
              <text:p text:style-name="P27"><text:span text:style-name="T22">Marshal</text:span><text:span text:style-name="T21"> </text:span><text:span text:style-name="T22">stack </text:span><text:span text:style-name="T21">is a 5 nmi left hand circle, starting over the carrier and extending to the left for a 5 nmi diameter. <text:s/>Altitude is in 1000 ft increments starting at 2000 ft.</text:span></text:p>
            </text:list-item>
            <text:list-item>
              <text:p text:style-name="P16">"Point 1" is directly over the carrier, "Point 2" is ahead of the carrier, "Point 3" is abeam the carrier at 5 nmi <text:span text:style-name="T15">to port</text:span>, "Point 4" is aft of the carrier. <text:s/>Climb in the forward semicircle (Point 1 -&gt; 2 -&gt; 3). <text:s/>Descend in the aft semicircle (Point 3 -&gt; 4 -&gt; 1)</text:p>
            </text:list-item>
          </text:list>
        </text:list-item>
        <text:list-item>
          <text:p text:style-name="P27"><text:span text:style-name="T21">At 10 nmi with visual on the carrier, call "</text:span><text:span text:style-name="T17">See you at ten</text:span><text:span text:style-name="T21">", carrier responds "Update state, go tower", </text:span><text:span text:style-name="T23">or "Update state, your signal is Charlie"</text:span><text:span text:style-name="T21">.</text:span></text:p>
        </text:list-item>
        <text:list-item>
          <text:p text:style-name="P18">At 3 nmi from the carrier and with enough separation from other flights, you will automatically radio "&lt;plane number&gt; overhead..."??</text:p>
        </text:list-item>
        <text:list-item>
          <text:p text:style-name="P18">When you have "Charlie", depart from the pattern at Point 3 (abeam the carrier at 5 nmi, heading aft).</text:p>
        </text:list-item>
        <text:list-item>
          <text:p text:style-name="P18">Descend to 800 ft and maintain. <text:s/>When 3 nmi aft of the carrier, turn toward it so you'll pass outboard from the starboard side of the carrier.</text:p>
        </text:list-item>
        <text:list-item>
          <text:p text:style-name="P33"><text:span text:style-name="T1">Radio "</text:span><text:span text:style-name="T7">Kiss off</text:span><text:span text:style-name="T1">" to your flight when passing the carrier and execute overhead break turn to the left. (</text:span><text:span text:style-name="T2">A</text:span><text:span text:style-name="T1">llow 15 to 20 seconds between breaks to give 40 to 60 second intervals when landing.)</text:span></text:p>
        </text:list-item>
        <text:list-item>
          <text:p text:style-name="P18">When established on downwind leg, descend to 600 ft and configure for landing. <text:s/>You should pass about 1.5 to 1.75 nmi from the carrier as you go past on the downwind.</text:p>
        </text:list-item>
        <text:list-item>
          <text:p text:style-name="P18">Do a descending turn to roll out 3/4 nmi from the carrier "in the groove", then <text:span text:style-name="T10">Call The Ball</text:span>.</text:p>
        </text:list-item>
        <text:list-item>
          <text:p text:style-name="P18">If you cannot see the ball, call "<text:span text:style-name="T10">Clara</text:span>" and LSO will guide to the glidepath.</text:p>
        </text:list-item>
        <text:list-item>
          <text:p text:style-name="P19">Fly the ball down to an OK 3-wire.</text:p>
        </text:list-item>
      </text:list>
      <text:p text:style-name="P7">Waveof<text:span text:style-name="T30">‌</text:span>f or bolter</text:p>
      <text:list text:style-name="L3">
        <text:list-item>
          <text:p text:style-name="P20">Once off the deck and airborne again, turn right to BRC heading.</text:p>
        </text:list-item>
        <text:list-item>
          <text:p text:style-name="P28">Climb to pattern altitude (600 ft) and turn downwind with proper spacing for other aircraft in the pattern.</text:p>
        </text:list-item>
      </text:list>
      <text:p text:style-name="P6"/>
      <text:p text:style-name="P4">Case II recovery -- <text:span text:style-name="T16">intermediate conditions: &gt; 1000 ft ceiling </text:span><text:span text:style-name="T15">and</text:span><text:span text:style-name="T16"> &gt; 5 nmi visibility</text:span></text:p>
      <text:list text:style-name="L4">
        <text:list-item>
          <text:p text:style-name="P14">Set ILCS to carrier frequency so you can fly the needles.</text:p>
        </text:list-item>
        <text:list-item>
          <text:p text:style-name="P22">Follow <text:span text:style-name="T10">Case III recovery instructions below</text:span> to <text:span text:style-name="T10">step </text:span><text:span text:style-name="T12">7</text:span>, where you will stop descending at 1200 ft.</text:p>
        </text:list-item>
        <text:list-item>
          <text:p text:style-name="P22">At 10 nmi from the carrier, you should automatically radio "See you at 10".</text:p>
        </text:list-item>
        <text:list-item>
          <text:p text:style-name="P22">Follow <text:span text:style-name="T10">Case I recovery instructions above</text:span> starting at <text:span text:style-name="T10">step 4</text:span>.</text:p>
        </text:list-item>
      </text:list>
      <text:p text:style-name="P6"/>
      <text:p text:style-name="P5">Case III recovery -- <text:span text:style-name="T16">IFR conditions: &lt; 1000 ft ceiling </text:span><text:span text:style-name="T15">or</text:span><text:span text:style-name="T16"> &lt; 5 nmi visibility, </text:span><text:span text:style-name="T15">or night</text:span></text:p>
      <text:list xml:id="list258652144" text:style-name="L5">
        <text:list-item>
          <text:p text:style-name="P17">Set I<text:span text:style-name="T29">C</text:span>LS to carrier frequency so you can fly the needles.</text:p>
        </text:list-item>
        <text:list-item>
          <text:p text:style-name="P29"><text:span text:style-name="T21">Within 50 miles of the carrier, call "</text:span><text:span text:style-name="T17">Inbound</text:span><text:span text:style-name="T21">" on radio. <text:s/>Carrier will respond with weather, altimeter setting, and BRC, </text:span><text:span text:style-name="T24">and then will give </text:span><text:span text:style-name="T25">marshal stack</text:span><text:span text:style-name="T24"> radial </text:span><text:span text:style-name="T26">(bearing to the carrier)</text:span><text:span text:style-name="T24">, distance, </text:span><text:span text:style-name="T25">assigned altitude,</text:span><text:span text:style-name="T24"> and expected </text:span><text:span text:style-name="T26">push</text:span><text:span text:style-name="T24"> time </text:span><text:span text:style-name="T26">(in minutes after the hour)</text:span><text:span text:style-name="T24">.</text:span></text:p>
        </text:list-item>
      </text:list>
      <text:list text:style-name="L6">
        <text:list-item>
          <text:list>
            <text:list-item>
              <text:p text:style-name="P31"><text:span text:style-name="T24">The </text:span><text:span text:style-name="T25">marshal </text:span><text:span text:style-name="T24">stack distance is 1 nmi for every 1000 ft of altitude, plus 15. <text:s/>So if you are assigned a</text:span><text:span text:style-name="T27">n altitude of 10000 ft, you should be at 10 + 15 = 25 nmi from the carrier.</text:span></text:p>
            </text:list-item>
            <text:list-item>
              <text:p text:style-name="P32"><text:span text:style-name="T20">Lowest position</text:span><text:span text:style-name="T28"> on the stack (and therefore next to proceed to landing) is </text:span><text:span text:style-name="T20">6000 ft</text:span><text:span text:style-name="T28"> at </text:span><text:span text:style-name="T20">21 nmi</text:span><text:span text:style-name="T28">.</text:span></text:p>
            </text:list-item>
          </text:list>
        </text:list-item>
      </text:list>
      <text:list xml:id="list104215410914488" text:continue-list="list258652144" text:style-name="L5">
        <text:list-item>
          <text:p text:style-name="P24">When at correct altitude and within 20 miles of the marshal stack, radio "<text:span text:style-name="T10">Established</text:span>".</text:p>
        </text:list-item>
        <text:list-item>
          <text:p text:style-name="P23">Fly your holding pattern at assigned altitude and distance with <text:span text:style-name="T10">6-minute left hand </text:span><text:span text:style-name="T12">orbits</text:span>: 2-minute<text:span text:style-name="T32"> (standard rate)</text:span> turns and 1-minute legs.</text:p>
        </text:list-item>
        <text:list-item>
          <text:p text:style-name="P25">Time your turns so you will be at the end of a leg going toward the carrier exactly at your push time.</text:p>
        </text:list-item>
        <text:list-item>
          <text:p text:style-name="P23">At your assigned push time, radio "<text:span text:style-name="T10">Commencing</text:span>".</text:p>
        </text:list-item>
        <text:list-item>
          <text:p text:style-name="P23">Descend at 4000 ft/min and 250 kts until 5000 ft altitude, then reduce descent rate to 2000 ft/min.</text:p>
          <text:list>
            <text:list-item>
              <text:p text:style-name="P23">As you are descending, carrier will call "Switch Approach", respond with "<text:span text:style-name="T10">Check In</text:span>".</text:p>
            </text:list-item>
            <text:list-item>
              <text:p text:style-name="P23">At 5000 ft altitude, radio "<text:span text:style-name="T10">Platform</text:span>". <text:s/><text:span text:style-name="T14">(Refers to </text:span><text:span text:style-name="T15">passing </text:span><text:span text:style-name="T14">"platform altitude" which is 5000 ft.)</text:span></text:p>
            </text:list-item>
            <text:list-item>
              <text:p text:style-name="P15">Level off at 1200 ft.</text:p>
            </text:list-item>
          </text:list>
        </text:list-item>
        <text:list-item>
          <text:p text:style-name="P30"><text:span text:style-name="T25">When you intercept the final landing bearing, carrier will radio "Fly bullseye", </text:span><text:span text:style-name="T27">which means you should f</text:span><text:span text:style-name="T25">ly the ICLS needles.</text:span></text:p>
        </text:list-item>
        <text:list-item>
          <text:p text:style-name="P23">At 10 nmi from carrier, begin reducing speed. <text:s/>At 8 nmi, configure for landing. <text:s/>At 6 nmi, be on-speed.</text:p>
        </text:list-item>
        <text:list-item>
          <text:p text:style-name="P23">Laser lineup system light will be steady amber when lined up, flashing green if you're too far right, flashing red if you're too far left.</text:p>
        </text:list-item>
        <text:list-item>
          <text:p text:style-name="P23">At 3/4 mile carrier will tell you to call the ball. <text:s/><text:span text:style-name="T10">Call The Ball</text:span>, <text:span text:style-name="T13">or call </text:span><text:span text:style-name="T11">Clara</text:span><text:span text:style-name="T13"> if you can't see the ball</text:span>.</text:p>
        </text:list-item>
        <text:list-item>
          <text:p text:style-name="P26">Fly the needles and visually down to an OK 3-wire.</text:p>
        </text:list-item>
      </text:list>
      <text:p text:style-name="P8">Waveof<text:span text:style-name="T30">‌</text:span>f or bolter</text:p>
      <text:list text:style-name="L7">
        <text:list-item>
          <text:p text:style-name="P21">Climb to 1200 ft, raise gear to save fuel but leave flaps and hook down.</text:p>
        </text:list-item>
        <text:list-item>
          <text:p text:style-name="P21">When instructed by Approach, turn downwind.</text:p>
        </text:list-item>
        <text:list-item>
          <text:p text:style-name="P21">Inform carrier of fuel state when abeam.</text:p>
        </text:list-item>
        <text:list-item>
          <text:p text:style-name="P21">Expect a turn back onto final when 4-8 nmi aft of carrier, lower gear when starting turn onto fina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10-04T10:42:13.857000000</dc:date>
    <meta:editing-duration>PT10H45M50S</meta:editing-duration>
    <meta:editing-cycles>58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54" meta:word-count="914" meta:character-count="4837" meta:non-whitespace-character-count="4005"/>
  </office:meta>
</office:document-meta>
</file>